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2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asian="Arial1" style:font-name-complex="Arial1"/>
    </style:style>
    <style:style style:name="P3" style:family="paragraph" style:parent-style-name="Standard">
      <style:text-properties style:font-name="Arial" style:font-name-asian="Arial1" style:font-name-complex="Arial1" fo:background-color="#ffff00"/>
    </style:style>
    <style:style style:name="P4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normal" style:font-name-asian="Arial1" style:font-weight-asian="normal" style:font-name-complex="Arial1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margin-top="0in" fo:margin-bottom="0in" fo:line-height="100%" fo:text-align="center"/>
    </style:style>
    <style:style style:name="P12" style:family="paragraph">
      <style:paragraph-properties fo:margin-top="0in" fo:margin-bottom="0in" fo:line-height="100%" fo:text-align="end"/>
    </style:style>
    <style:style style:name="P13" style:family="paragraph">
      <loext:graphic-properties draw:fill="solid" draw:fill-color="#ffffff"/>
      <style:paragraph-properties fo:margin-top="0in" fo:margin-bottom="0in" fo:line-height="100%" fo:text-align="center"/>
    </style:style>
    <style:style style:name="T1" style:family="text">
      <style:text-properties style:font-name="Arial" fo:font-size="22pt" fo:font-weight="bold" style:font-name-asian="Arial1" style:font-size-asian="22pt" style:font-weight-asian="bold" style:font-name-complex="Arial1" style:font-size-complex="22pt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style:font-name-asian="Arial1" style:font-name-complex="Arial1" fo:background-color="#ffff00"/>
    </style:style>
    <style:style style:name="T5" style:family="text">
      <style:text-properties style:font-name="Arial" style:font-name-asian="Arial1" style:font-name-complex="Arial1" fo:background-color="#ff0000"/>
    </style:style>
    <style:style style:name="T6" style:family="text">
      <style:text-properties style:font-name="Arial" fo:font-size="10pt" style:font-name-asian="Arial1" style:font-size-asian="10pt" style:font-name-complex="Arial1" style:font-size-complex="10pt"/>
    </style:style>
    <style:style style:name="T7" style:family="text">
      <style:text-properties style:font-name="Arial" fo:font-weight="normal" style:font-name-asian="Arial1" style:font-weight-asian="normal" style:font-name-complex="Arial1"/>
    </style:style>
    <style:style style:name="T8" style:family="text">
      <style:text-properties style:font-name="Arial" fo:font-weight="normal" style:font-name-asian="Arial1" style:font-weight-asian="normal" style:font-name-complex="Arial1" fo:background-color="#ffff00"/>
    </style:style>
    <style:style style:name="T9" style:family="text">
      <style:text-properties style:text-position="super 58%" style:font-name="Arial" style:font-name-asian="Arial1" style:font-name-complex="Arial1"/>
    </style:style>
    <style:style style:name="T1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1" fo:font-size="12pt" fo:letter-spacing="normal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1" fo:font-size="9pt" fo:letter-spacing="normal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erif1" fo:font-size="10pt" fo:letter-spacing="normal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gr1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5.0346in" fo:min-width="5.05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.928in" fo:min-width="2.0228in" fo:padding-top="0in" fo:padding-bottom="0in" fo:padding-left="0in" fo:padding-right="0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.9283in" fo:min-width="2.02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.928in" fo:min-width="2.0209in" fo:padding-top="0in" fo:padding-bottom="0in" fo:padding-left="0in" fo:padding-right="0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.928in" fo:min-width="2.022in" fo:padding-top="0in" fo:padding-bottom="0in" fo:padding-left="0in" fo:padding-right="0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.4591in" fo:min-width="1.052in" fo:padding-top="0in" fo:padding-bottom="0in" fo:padding-left="0in" fo:padding-right="0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701in" fo:min-width="0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4575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0752in" fo:min-width="0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134in" fo:min-width="0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728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2021 Spring CPSC 240</text:span></text:p>
      <text:p text:style-name="P1"><text:span text:style-name="T2">Assignment 2 <text:s/>Quadratic Formula</text:span></text:p>
      <text:p text:style-name="P2"/>
      <text:p text:style-name="P2"/>
      <text:p text:style-name="Standard"><text:span text:style-name="T2">Preface</text:span></text:p>
      <text:p text:style-name="P2"/>
      <text:p text:style-name="Standard"><text:span text:style-name="T3">This program is based on Algebra II of the tenth grade. <text:s/>There the quadratic formula was taught. <text:s/>Now we build the software solutions for quadratic equations using hybrid programming techniques. <text:s/>Hybrid programming allows use to incorporate calls to modules written in other languages by other people.</text:span></text:p>
      <text:p text:style-name="P2"/>
      <text:p text:style-name="P2"/>
      <text:p text:style-name="Standard"><text:span text:style-name="T2">Requirements</text:span></text:p>
      <text:p text:style-name="P2"/>
      <text:p text:style-name="Standard"><text:span text:style-name="T3">A quadratic equation looks like ax</text:span><text:span text:style-name="T9">2</text:span><text:span text:style-name="T3"> + bx + c = 0.0 where a, b, and c are the quadratic coefficient, the linear coefficient, and the constant coefficient respectively. <text:s/>The three number are floating point real numbers</text:span></text:p>
      <text:p text:style-name="P2"/>
      <text:p text:style-name="Standard"><text:span text:style-name="T3">Make a program that will input the coefficients and output the roots.</text:span></text:p>
      <text:p text:style-name="P2"/>
      <text:p text:style-name="P2"/>
      <text:p text:style-name="P8"><text:span text:style-name="T2">Calling structure</text:span></text:p>
      <text:p text:style-name="P2"/>
      <text:p text:style-name="P2"><draw:g text:anchor-type="paragraph" draw:z-index="0" draw:name="Image1" draw:style-name="gr1"><draw:g draw:style-name="gr2"><draw:custom-shape draw:name="Shape 3" draw:style-name="gr3" draw:text-style-name="P10" svg:width="5.2516in" svg:height="5.2343in" svg:x="1.6807in" svg:y="0in"><text:p><text:span text:style-name="T1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13" svg:width="2.0224in" svg:height="0.9276in" svg:x="2.7646in" svg:y="0in"><text:p text:style-name="P11"><text:span text:style-name="T10"/></text:p><text:p text:style-name="P11"><text:span text:style-name="T11"/></text:p><text:p text:style-name="P11"><text:span text:style-name="T11">Second_degree</text:span></text:p><text:p text:style-name="P11"><text:span text:style-name="T11"/></text:p><text:p text:style-name="P12"><text:span text:style-name="T12">C languag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4" draw:text-style-name="P13" svg:width="2.0224in" svg:height="0.9276in" svg:x="2.7646in" svg:y="1.4008in"><text:p text:style-name="P11"><text:span text:style-name="T10"/></text:p><text:p text:style-name="P11"><text:span text:style-name="T11"/></text:p><text:p text:style-name="P11"><text:span text:style-name="T11">Quadratic</text:span></text:p><text:p text:style-name="P11"><text:span text:style-name="T11"/></text:p><text:p text:style-name="P12"><text:span text:style-name="T12">X8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13" svg:width="2.0217in" svg:height="0.928in" svg:x="1.6807in" svg:y="2.9646in"><text:p text:style-name="P11"><text:span text:style-name="T10"/></text:p><text:p text:style-name="P11"><text:span text:style-name="T11"/></text:p><text:p text:style-name="P11"><text:span text:style-name="T11">isfloat</text:span></text:p><text:p text:style-name="P11"><text:span text:style-name="T11"/></text:p><text:p text:style-name="P12"><text:span text:style-name="T12">C++ 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6" draw:text-style-name="P13" svg:width="2.0205in" svg:height="0.9276in" svg:x="4.4535in" svg:y="2.9819in"><text:p text:style-name="P11"><text:span text:style-name="T10"/></text:p><text:p text:style-name="P11"><text:span text:style-name="T11"/></text:p><text:p text:style-name="P11"><text:span text:style-name="T11">Quad library</text:span></text:p><text:p text:style-name="P11"><text:span text:style-name="T11"/></text:p><text:p text:style-name="P12"><text:span text:style-name="T12">C++ private library 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7" draw:text-style-name="P13" svg:width="2.0217in" svg:height="0.9276in" svg:x="1.6807in" svg:y="4.3075in"><text:p text:style-name="P11"><text:span text:style-name="T10"/></text:p><text:p text:style-name="P11"><text:span text:style-name="T11"/></text:p><text:p text:style-name="P11"><text:span text:style-name="T11">isdigit</text:span></text:p><text:p text:style-name="P11"><text:span text:style-name="T11"/></text:p><text:p text:style-name="P12"><text:span text:style-name="T12">C++ public library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8" draw:text-style-name="P13" svg:width="1.0516in" svg:height="0.4587in" svg:x="5.8807in" svg:y="1.6043in"><text:p text:style-name="P11"><text:span text:style-name="T10"/></text:p><text:p text:style-name="P11"><text:span text:style-name="T13">Run</text:span></text:p><text:p text:style-name="P12"><text:span text:style-name="T12">Bas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0" svg:width="0.0098in" svg:height="0.3705in" svg:x="3.8169in" svg:y="2.3283in"><text:p/><draw:enhanced-geometry draw:mirror-horizontal="false" draw:mirror-vertical="false" svg:viewBox="0 0 21600 21600" draw:type="mso-spt32" draw:enhanced-path="M 0 0 L 21600 21600 N"/></draw:custom-shape><draw:custom-shape draw:style-name="gr10" draw:text-style-name="P10" svg:width="2.6579in" svg:height="0.0012in" svg:x="2.7646in" svg:y="2.689in"><text:p/><draw:enhanced-geometry draw:mirror-horizontal="false" draw:mirror-vertical="false" svg:viewBox="0 0 21600 21600" draw:type="mso-spt32" draw:enhanced-path="M 0 0 L 21600 21600 N"/></draw:custom-shape><draw:custom-shape draw:style-name="gr11" draw:text-style-name="P10" svg:width="0.0106in" svg:height="0.2752in" svg:x="2.7535in" svg:y="2.689in"><text:p/><draw:enhanced-geometry draw:mirror-horizontal="false" draw:mirror-vertical="false" svg:viewBox="0 0 21600 21600" draw:type="mso-spt32" draw:enhanced-path="M 0 0 L 21600 21600 N"/></draw:custom-shape><draw:custom-shape draw:style-name="gr11" draw:text-style-name="P10" svg:width="0.0106in" svg:height="0.2752in" svg:x="5.4224in" svg:y="2.689in"><text:p/><draw:enhanced-geometry draw:mirror-horizontal="false" draw:mirror-vertical="false" svg:viewBox="0 0 21600 21600" draw:type="mso-spt32" draw:enhanced-path="M 0 0 L 21600 21600 N"/></draw:custom-shape><draw:custom-shape draw:style-name="gr12" draw:text-style-name="P10" svg:width="0.0012in" svg:height="0.4134in" svg:x="2.7126in" svg:y="3.8929in"><text:p/><draw:enhanced-geometry draw:mirror-horizontal="false" draw:mirror-vertical="false" svg:viewBox="0 0 21600 21600" draw:type="mso-spt32" draw:enhanced-path="M 0 0 L 21600 21600 N"/></draw:custom-shape><draw:custom-shape draw:style-name="gr13" draw:text-style-name="P10" svg:width="0.0012in" svg:height="0.4732in" svg:x="3.7854in" svg:y="0.9272in"><text:p/><draw:enhanced-geometry draw:mirror-horizontal="false" draw:mirror-vertical="false" svg:viewBox="0 0 21600 21600" draw:type="mso-spt32" draw:enhanced-path="M 0 0 L 21600 21600 N"/></draw:custom-shape></draw:g></draw:g></text:p>
      <text:p text:style-name="P2"/>
      <text:p text:style-name="P2"/>
      <text:p text:style-name="P7"><text:span text:style-name="T6">C Language required == &gt;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Quad library is a file containing three functions:</text:span></text:p>
      <text:p text:style-name="Standard"><text:span text:style-name="T3"><text:tab/>void show_no_root()</text:span></text:p>
      <text:p text:style-name="Standard"><text:span text:style-name="T3"><text:tab/>void show_one_root(double root)</text:span></text:p>
      <text:p text:style-name="Standard"><text:span text:style-name="T3"><text:tab/>void show_two_root(double root1, double root2)</text:span></text:p>
      <text:p text:style-name="P2"/>
      <text:p text:style-name="Standard"><text:span text:style-name="T3">yes, I know this violates the rule of one to one correspondence between functions and files. <text:s/>However in this case, the three functions are so trivial we should just put all three in one file.</text:span></text:p>
      <text:p text:style-name="P2"/>
      <text:p text:style-name="Standard"><text:span text:style-name="T3">You’re really lucky. <text:s/>Three out of five modules are written in C++.</text:span></text:p>
      <text:p text:style-name="P8"><text:span text:style-name="T2">Sample execution with valid inputs</text:span></text:p>
      <text:p text:style-name="P2"/>
      <text:p text:style-name="Standard"><text:span text:style-name="T4">Welcome to Root Calculator</text:span></text:p>
      <text:p text:style-name="Standard"><text:span text:style-name="T4">Programmed by John Paul Jones, Professional Programmer.</text:span></text:p>
      <text:p text:style-name="P2"/>
      <text:p text:style-name="Standard"><text:span text:style-name="T4">This program will find the roots of any quadratic equation. </text:span></text:p>
      <text:p text:style-name="Standard"><text:span text:style-name="T4">Please enter the three floating point coefficients of a quadratic equation in the order a, b, c separated by white spaces. <text:s/>Then press enter: <text:s text:c="2"/>3.7 <text:s text:c="2"/>-2.955 <text:s text:c="2"/>5.14 <text:s text:c="2"/>&lt;enter&gt;</text:span></text:p>
      <text:p text:style-name="P3"/>
      <text:p text:style-name="Standard"><text:span text:style-name="T4">Thank you. <text:s/>The equation is <text:s/>3.7x^2 <text:s/>+ <text:s/>-2.955x <text:s/>+ <text:s/>5.14 <text:s/>= <text:s/>0.0</text:span></text:p>
      <text:p text:style-name="P3"/>
      <text:p text:style-name="Standard"><text:span text:style-name="T5">The roots are -11.83561 <text:s/>and <text:s/>5.87893</text:span></text:p>
      <text:p text:style-name="Standard"><text:span text:style-name="T4">One of these roots will be returned to the caller function.</text:span></text:p>
      <text:p text:style-name="Standard"><text:span text:style-name="T4">The main driver received -11.83561 and has decided to keep.</text:span></text:p>
      <text:p text:style-name="Standard"><text:span text:style-name="T4">Now 0 will be returned to the operating system. <text:s/>Have a nice day. <text:s/>Bye.</text:span></text:p>
      <text:p text:style-name="P2"/>
      <text:p text:style-name="P2"/>
      <text:p text:style-name="Standard"><text:span text:style-name="T3">Color codes:</text:span></text:p>
      <text:p text:style-name="Standard"><text:span text:style-name="T3">The text in yellow is produced by the module “Quadratic”.</text:span></text:p>
      <text:p text:style-name="Standard"><text:span text:style-name="T3">The text in green is produced by the driver.</text:span></text:p>
      <text:p text:style-name="Standard"><text:span text:style-name="T3">The text in pink is produced by a function in the quad library.</text:span></text:p>
      <text:p text:style-name="P2"/>
      <text:p text:style-name="Standard"><text:soft-page-break/><text:span text:style-name="T3">Footnote: The displayed roots on this page are not mathematically correct. <text:s/>They are for visual effect only.</text:span></text:p>
      <text:p text:style-name="P2"/>
      <text:p text:style-name="Standard"><text:span text:style-name="T3">Your outputs must be mathematically correct.</text:span></text:p>
      <text:p text:style-name="P8"><text:span text:style-name="T2">Sample execution with invalid inputs</text:span></text:p>
      <text:p text:style-name="P5"/>
      <text:p text:style-name="P5"/>
      <text:p text:style-name="Standard"><text:span text:style-name="T4">Welcome to Root Calculator</text:span></text:p>
      <text:p text:style-name="Standard"><text:span text:style-name="T4">Programmed by John Paul Jones, Professional Programmer.</text:span></text:p>
      <text:p text:style-name="P2"/>
      <text:p text:style-name="Standard"><text:span text:style-name="T4">This program will find the roots of any quadratic equation. </text:span></text:p>
      <text:p text:style-name="Standard"><text:span text:style-name="T4">Please enter the three floating point coefficients of a quadratic equation in the order a, b, c separated by white spaces. <text:s/>Then press enter: <text:s text:c="2"/>2.6 <text:s text:c="2"/>&lt;enter&gt;</text:span></text:p>
      <text:p text:style-name="Standard"><text:span text:style-name="T4">5U4.85 <text:s text:c="2"/>&lt;enter&gt;</text:span></text:p>
      <text:p text:style-name="Standard"><text:span text:style-name="T4">3.999 <text:s text:c="4"/>&lt;enter&gt;</text:span></text:p>
      <text:p text:style-name="P3"/>
      <text:p text:style-name="Standard"><text:span text:style-name="T4">Invalid input data detected. <text:s/>You may run this program again.</text:span></text:p>
      <text:p text:style-name="P3"/>
      <text:p text:style-name="Standard"><text:span text:style-name="T4">The main driver received <text:s/>0.00000 and has decided to keep it.</text:span></text:p>
      <text:p text:style-name="Standard"><text:span text:style-name="T8">Now 0 will be returned to the operating system. <text:s/>Have a nice day. <text:s/>Bye.</text:span></text:p>
      <text:p text:style-name="P5"/>
      <text:p text:style-name="P5"/>
      <text:p text:style-name="P5"/>
      <text:p text:style-name="P5"/>
      <text:p text:style-name="P5"/>
      <text:p text:style-name="P8"><text:span text:style-name="T2">Finish the assignment</text:span></text:p>
      <text:p text:style-name="P6"/>
      <text:p text:style-name="Standard"><text:span text:style-name="T7">You need to submit five files. <text:s text:c="2"/>There is a sixth function isdigit, but that is part of the C++ library of functions. <text:s text:c="2"/>You don’t have to submit copies of functions in public software libraries.</text:span></text:p>
      <text:p text:style-name="P6"/>
      <text:p text:style-name="Standard"><text:span text:style-name="T7">Next, make your software have the appearance of professionalism. <text:s/>Make your source files cosmetically so appealing that you will gladly show your work to the technical interviewer during the job search process.</text:span></text:p>
      <text:p text:style-name="P6"/>
      <text:p text:style-name="Standard"><text:span text:style-name="T7">Make sure your code is licensed by GPL3.</text:span></text:p>
      <text:p text:style-name="P6"/>
      <text:p text:style-name="Standard"><text:span text:style-name="T7">If you use code such as a complete function with an open source license and you make absolutely no changes to the code, then there is no point in adding your own second license to the function. <text:s/>The original license is enough.</text:span></text:p>
      <text:p text:style-name="P6"/>
      <text:p text:style-name="Standard"><text:span text:style-name="T7">Make sure all the professor’s comments are removed. <text:s/>You may freely reuse source code instructions. <text:s/>That is the permission given to you by the GPL3.</text:span></text:p>
      <text:p text:style-name="P6"/>
      <text:p text:style-name="Standard"><text:span text:style-name="T7">All numbers in this program are 64-bit float numbers.</text:span></text:p>
      <text:p text:style-name="P6"/>
      <text:p text:style-name="Standard"><text:span text:style-name="T7">When outputting a float number show from 6 to 12 decimal digits on the right of the point. <text:s/>You decide on the exact number of digits.</text:span></text:p>
      <text:p text:style-name="P6"/>
      <text:p text:style-name="Standard"><text:span text:style-name="T7">Replace the fake name in the sample dialog with your own name.</text:span></text:p>
      <text:p text:style-name="P6"/>
      <text:p text:style-name="P6"/>
      <text:p text:style-name="P6"/>
      <text:p text:style-name="P6"/>
      <text:p text:style-name="Standard"><text:soft-page-break/><text:span text:style-name="T2">Submission</text:span></text:p>
      <text:p text:style-name="P6"/>
      <text:p text:style-name="Standard"><text:span text:style-name="T7">Make sure you submit all five files the first time. <text:s/>There is no second chance to submit one missing file later. <text:s/>It is best not to zip the files. <text:s/>Simply send 5 attachments.</text:span></text:p>
      <text:p text:style-name="P6"/>
      <text:p text:style-name="Standard"><text:span text:style-name="T7">Send to holliday@fullerton.edu <text:s/>with subject line: “240-x assignment 2 for credit”. <text:s/>Replace the ‘x’ with the number of your own section.</text:span></text:p>
      <text:p text:style-name="P6"/>
      <text:p text:style-name="Standard"><text:span text:style-name="T7">Dates: <text:s/>Submitted programs must be time stamped (Pacific time zone) between February 28, 2021 at 2:00am and March 1, 2021 at 2:00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2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54" meta:word-count="700" meta:character-count="4172" meta:non-whitespace-character-count="3462"/>
    <meta:generator>LibreOfficeDev/6.0.5.2$Linux_X86_64 LibreOffice_project/</meta:generator>
  </office:meta>
</office:document-meta>
</file>